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5b80" officeooo:paragraph-rsid="00055b80"/>
    </style:style>
    <style:style style:name="P2" style:family="paragraph" style:parent-style-name="Standard">
      <style:text-properties officeooo:rsid="000707e8" officeooo:paragraph-rsid="0015a037"/>
    </style:style>
    <style:style style:name="P3" style:family="paragraph" style:parent-style-name="Standard">
      <style:text-properties officeooo:rsid="00214970" officeooo:paragraph-rsid="00214970"/>
    </style:style>
    <style:style style:name="P4" style:family="paragraph" style:parent-style-name="Standard">
      <style:text-properties officeooo:rsid="0023181b" officeooo:paragraph-rsid="0023181b"/>
    </style:style>
    <style:style style:name="P5" style:family="paragraph" style:parent-style-name="Text_20_body">
      <style:text-properties officeooo:rsid="0007ef6b" officeooo:paragraph-rsid="0016e3d1"/>
    </style:style>
    <style:style style:name="P6" style:family="paragraph" style:parent-style-name="Text_20_body">
      <style:text-properties officeooo:paragraph-rsid="0007ef6b"/>
    </style:style>
    <style:style style:name="P7" style:family="paragraph" style:parent-style-name="Text_20_body">
      <style:text-properties officeooo:rsid="00099f67" officeooo:paragraph-rsid="00100d06"/>
    </style:style>
    <style:style style:name="P8" style:family="paragraph" style:parent-style-name="Text_20_body">
      <style:text-properties officeooo:rsid="000ac204" officeooo:paragraph-rsid="000ed480"/>
    </style:style>
    <style:style style:name="P9" style:family="paragraph" style:parent-style-name="Text_20_body">
      <style:text-properties officeooo:rsid="000ac204" officeooo:paragraph-rsid="00100d06"/>
    </style:style>
    <style:style style:name="P10" style:family="paragraph" style:parent-style-name="Text_20_body">
      <style:text-properties officeooo:rsid="000ed480" officeooo:paragraph-rsid="000ed480"/>
    </style:style>
    <style:style style:name="P11" style:family="paragraph" style:parent-style-name="Text_20_body">
      <style:text-properties officeooo:rsid="00108dd8" officeooo:paragraph-rsid="0019c7d4"/>
    </style:style>
    <style:style style:name="P12" style:family="paragraph" style:parent-style-name="Text_20_body">
      <style:text-properties officeooo:rsid="00144bb6" officeooo:paragraph-rsid="00144bb6"/>
    </style:style>
    <style:style style:name="P13" style:family="paragraph" style:parent-style-name="Text_20_body">
      <style:text-properties officeooo:paragraph-rsid="001b2b2b"/>
    </style:style>
    <style:style style:name="P14" style:family="paragraph" style:parent-style-name="Text_20_body">
      <style:text-properties officeooo:rsid="001d1790" officeooo:paragraph-rsid="001d1790"/>
    </style:style>
    <style:style style:name="P15" style:family="paragraph" style:parent-style-name="Text_20_body">
      <style:text-properties officeooo:rsid="001d1790" officeooo:paragraph-rsid="001e275f"/>
    </style:style>
    <style:style style:name="P16" style:family="paragraph" style:parent-style-name="Text_20_body">
      <style:text-properties officeooo:rsid="001e275f" officeooo:paragraph-rsid="001e275f"/>
    </style:style>
    <style:style style:name="P17" style:family="paragraph" style:parent-style-name="Text_20_body">
      <style:text-properties officeooo:rsid="001e275f" officeooo:paragraph-rsid="0020fc1a"/>
    </style:style>
    <style:style style:name="P18" style:family="paragraph" style:parent-style-name="Text_20_body">
      <style:text-properties officeooo:rsid="00214970" officeooo:paragraph-rsid="00214970"/>
    </style:style>
    <style:style style:name="P19" style:family="paragraph" style:parent-style-name="Text_20_body">
      <style:text-properties officeooo:rsid="00214970" officeooo:paragraph-rsid="00220f66"/>
    </style:style>
    <style:style style:name="P20" style:family="paragraph" style:parent-style-name="Text_20_body">
      <style:text-properties officeooo:rsid="00220f66" officeooo:paragraph-rsid="00220f66"/>
    </style:style>
    <style:style style:name="P21" style:family="paragraph" style:parent-style-name="Text_20_body">
      <style:text-properties fo:font-size="22pt" style:font-size-asian="22pt" style:font-size-complex="22pt"/>
    </style:style>
    <style:style style:name="P22" style:family="paragraph" style:parent-style-name="Text_20_body">
      <style:text-properties officeooo:rsid="0024bc1b" officeooo:paragraph-rsid="0024bc1b"/>
    </style:style>
    <style:style style:name="P23" style:family="paragraph" style:parent-style-name="Text_20_body">
      <style:text-properties officeooo:rsid="0026a8ea" officeooo:paragraph-rsid="0026a8ea"/>
    </style:style>
    <style:style style:name="P24" style:family="paragraph" style:parent-style-name="Text_20_body">
      <style:text-properties officeooo:rsid="002858eb" officeooo:paragraph-rsid="002858eb"/>
    </style:style>
    <style:style style:name="P25" style:family="paragraph" style:parent-style-name="Text_20_body">
      <style:text-properties officeooo:rsid="0029dc24" officeooo:paragraph-rsid="0029dc24"/>
    </style:style>
    <style:style style:name="P26" style:family="paragraph" style:parent-style-name="Text_20_body">
      <style:text-properties officeooo:rsid="002bba7b" officeooo:paragraph-rsid="002bba7b"/>
    </style:style>
    <style:style style:name="P27" style:family="paragraph" style:parent-style-name="Text_20_body">
      <style:text-properties officeooo:paragraph-rsid="002d71bc"/>
    </style:style>
    <style:style style:name="P28" style:family="paragraph" style:parent-style-name="Text_20_body">
      <style:text-properties officeooo:rsid="002d71bc" officeooo:paragraph-rsid="002d71bc"/>
    </style:style>
    <style:style style:name="P29" style:family="paragraph" style:parent-style-name="Text_20_body">
      <style:text-properties officeooo:rsid="002f31ab" officeooo:paragraph-rsid="002f31ab"/>
    </style:style>
    <style:style style:name="P30" style:family="paragraph" style:parent-style-name="Text_20_body">
      <style:text-properties officeooo:rsid="000af84f" officeooo:paragraph-rsid="000ed480"/>
    </style:style>
    <style:style style:name="P31" style:family="paragraph" style:parent-style-name="Text_20_body">
      <style:text-properties officeooo:rsid="00305d2f" officeooo:paragraph-rsid="00305d2f"/>
    </style:style>
    <style:style style:name="P32" style:family="paragraph" style:parent-style-name="Text_20_body">
      <style:text-properties officeooo:rsid="000707e8" officeooo:paragraph-rsid="003321d6"/>
    </style:style>
    <style:style style:name="P33" style:family="paragraph" style:parent-style-name="Text_20_body">
      <style:text-properties officeooo:rsid="0033662a" officeooo:paragraph-rsid="0033662a"/>
    </style:style>
    <style:style style:name="P34" style:family="paragraph" style:parent-style-name="Text_20_body">
      <style:text-properties officeooo:rsid="0033e8d0" officeooo:paragraph-rsid="0033e8d0"/>
    </style:style>
    <style:style style:name="P35" style:family="paragraph" style:parent-style-name="Text_20_body">
      <style:text-properties officeooo:rsid="00353f51" officeooo:paragraph-rsid="00353f51"/>
    </style:style>
    <style:style style:name="P36" style:family="paragraph" style:parent-style-name="Text_20_body">
      <style:text-properties officeooo:rsid="0041a8b0" officeooo:paragraph-rsid="0041a8b0"/>
    </style:style>
    <style:style style:name="P37" style:family="paragraph" style:parent-style-name="Text_20_body">
      <style:text-properties officeooo:rsid="0043ca80" officeooo:paragraph-rsid="0043ca80"/>
    </style:style>
    <style:style style:name="P38" style:family="paragraph" style:parent-style-name="Text_20_body">
      <style:text-properties officeooo:rsid="0043ca80" officeooo:paragraph-rsid="00466f2c"/>
    </style:style>
    <style:style style:name="P39" style:family="paragraph" style:parent-style-name="Text_20_body">
      <style:text-properties officeooo:rsid="0045a9b3" officeooo:paragraph-rsid="0045a9b3"/>
    </style:style>
    <style:style style:name="P40" style:family="paragraph" style:parent-style-name="Text_20_body">
      <style:text-properties officeooo:rsid="00466f2c" officeooo:paragraph-rsid="00466f2c"/>
    </style:style>
    <style:style style:name="P41" style:family="paragraph" style:parent-style-name="Text_20_body">
      <style:text-properties officeooo:rsid="00480da6" officeooo:paragraph-rsid="00480da6"/>
    </style:style>
    <style:style style:name="P42" style:family="paragraph" style:parent-style-name="Title">
      <style:text-properties fo:font-size="22pt" style:font-size-asian="22pt" style:font-size-complex="22pt"/>
    </style:style>
    <style:style style:name="P43" style:family="paragraph" style:parent-style-name="Standard" style:list-style-name="L3">
      <style:text-properties officeooo:paragraph-rsid="003f3fe1"/>
    </style:style>
    <style:style style:name="P44" style:family="paragraph" style:parent-style-name="Standard" style:list-style-name="L3">
      <style:text-properties officeooo:paragraph-rsid="003e4399"/>
    </style:style>
    <style:style style:name="P45" style:family="paragraph" style:parent-style-name="Standard" style:list-style-name="L3">
      <style:text-properties officeooo:paragraph-rsid="003cac40"/>
    </style:style>
    <style:style style:name="P46" style:family="paragraph" style:parent-style-name="Standard" style:list-style-name="L3">
      <style:text-properties officeooo:paragraph-rsid="003ac14d"/>
    </style:style>
    <style:style style:name="P47" style:family="paragraph" style:parent-style-name="Standard" style:list-style-name="L3">
      <style:text-properties officeooo:paragraph-rsid="0031688d"/>
    </style:style>
    <style:style style:name="P48" style:family="paragraph" style:parent-style-name="Standard" style:list-style-name="L3">
      <style:text-properties officeooo:paragraph-rsid="0038d451"/>
    </style:style>
    <style:style style:name="P49" style:family="paragraph" style:parent-style-name="Standard" style:list-style-name="L3">
      <style:text-properties officeooo:paragraph-rsid="00374c5f"/>
    </style:style>
    <style:style style:name="P50" style:family="paragraph" style:parent-style-name="Standard" style:list-style-name="L3">
      <style:text-properties officeooo:paragraph-rsid="003679f5"/>
    </style:style>
    <style:style style:name="P51" style:family="paragraph" style:parent-style-name="Standard" style:list-style-name="L3">
      <style:text-properties officeooo:paragraph-rsid="002a0405"/>
    </style:style>
    <style:style style:name="P52" style:family="paragraph" style:parent-style-name="Standard" style:list-style-name="L3">
      <style:text-properties fo:font-weight="bold" officeooo:paragraph-rsid="003679f5" style:font-weight-asian="bold" style:font-weight-complex="bold"/>
    </style:style>
    <style:style style:name="P53" style:family="paragraph" style:parent-style-name="Standard" style:list-style-name="L3">
      <style:text-properties officeooo:rsid="003fe48c" officeooo:paragraph-rsid="003fe48c"/>
    </style:style>
    <style:style style:name="P54" style:family="paragraph" style:parent-style-name="Standard" style:list-style-name="L4">
      <style:text-properties officeooo:rsid="0023181b" officeooo:paragraph-rsid="0023181b"/>
    </style:style>
    <style:style style:name="P55" style:family="paragraph" style:parent-style-name="Text_20_body" style:list-style-name="L1">
      <style:text-properties officeooo:rsid="00108dd8" officeooo:paragraph-rsid="0019c7d4"/>
    </style:style>
    <style:style style:name="P56" style:family="paragraph" style:parent-style-name="Text_20_body" style:list-style-name="L1">
      <style:text-properties officeooo:rsid="001bab32" officeooo:paragraph-rsid="001bab32"/>
    </style:style>
    <style:style style:name="P57" style:family="paragraph" style:parent-style-name="Text_20_body" style:list-style-name="L1">
      <style:text-properties officeooo:rsid="001d1790" officeooo:paragraph-rsid="001d1790"/>
    </style:style>
    <style:style style:name="P58" style:family="paragraph" style:parent-style-name="Text_20_body" style:list-style-name="L1">
      <style:text-properties fo:font-weight="bold" officeooo:rsid="0019c7d4" officeooo:paragraph-rsid="0019c7d4" style:font-weight-asian="bold" style:font-weight-complex="bold"/>
    </style:style>
    <style:style style:name="P59" style:family="paragraph" style:parent-style-name="Text_20_body" style:list-style-name="L1">
      <style:text-properties fo:font-weight="bold" officeooo:rsid="001bab32" officeooo:paragraph-rsid="001bab32" style:font-weight-asian="bold" style:font-weight-complex="bold"/>
    </style:style>
    <style:style style:name="P60" style:family="paragraph" style:parent-style-name="Text_20_body" style:list-style-name="L1">
      <style:text-properties fo:font-weight="bold" officeooo:paragraph-rsid="00144bb6" style:font-weight-asian="bold" style:font-weight-complex="bold"/>
    </style:style>
    <style:style style:name="P61" style:family="paragraph" style:parent-style-name="Text_20_body" style:list-style-name="L2">
      <style:text-properties officeooo:rsid="00214970" officeooo:paragraph-rsid="00214970"/>
    </style:style>
    <style:style style:name="P62" style:family="paragraph" style:parent-style-name="Text_20_body">
      <style:text-properties officeooo:rsid="00305d2f" officeooo:paragraph-rsid="00480da6"/>
    </style:style>
    <style:style style:name="P63" style:family="paragraph" style:parent-style-name="Text_20_body">
      <style:text-properties officeooo:rsid="0048a478" officeooo:paragraph-rsid="0048a478"/>
    </style:style>
    <style:style style:name="P64" style:family="paragraph" style:parent-style-name="Text_20_body">
      <style:text-properties officeooo:paragraph-rsid="004a726c"/>
    </style:style>
    <style:style style:name="P65" style:family="paragraph" style:parent-style-name="Text_20_body">
      <style:text-properties officeooo:rsid="004b1afd" officeooo:paragraph-rsid="004b1afd"/>
    </style:style>
    <style:style style:name="P66" style:family="paragraph" style:parent-style-name="Text_20_body" style:list-style-name="L5">
      <style:text-properties officeooo:rsid="004b1afd" officeooo:paragraph-rsid="004b1afd"/>
    </style:style>
    <style:style style:name="P67" style:family="paragraph" style:parent-style-name="Text_20_body">
      <style:text-properties officeooo:rsid="000c698f" officeooo:paragraph-rsid="0015a037"/>
    </style:style>
    <style:style style:name="P68" style:family="paragraph" style:parent-style-name="Text_20_body">
      <style:text-properties officeooo:rsid="004bb381" officeooo:paragraph-rsid="004bb381"/>
    </style:style>
    <style:style style:name="P69" style:family="paragraph" style:parent-style-name="Text_20_body">
      <style:text-properties officeooo:rsid="004f1a6b" officeooo:paragraph-rsid="004f1a6b"/>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Heading_20_1">
      <style:text-properties officeooo:rsid="000dfe9f" officeooo:paragraph-rsid="000dfe9f"/>
    </style:style>
    <style:style style:name="P72" style:family="paragraph" style:parent-style-name="Heading_20_2">
      <style:text-properties officeooo:paragraph-rsid="0015a037"/>
    </style:style>
    <style:style style:name="P73" style:family="paragraph" style:parent-style-name="Heading_20_2">
      <style:text-properties officeooo:rsid="000ed480" officeooo:paragraph-rsid="000ed480"/>
    </style:style>
    <style:style style:name="P74" style:family="paragraph" style:parent-style-name="Heading_20_2">
      <style:text-properties officeooo:rsid="00429a55" officeooo:paragraph-rsid="00429a55"/>
    </style:style>
    <style:style style:name="P75" style:family="paragraph" style:parent-style-name="Heading_20_2">
      <style:text-properties officeooo:paragraph-rsid="0016e3d1"/>
    </style:style>
    <style:style style:name="P76" style:family="paragraph" style:parent-style-name="Heading_20_3">
      <style:text-properties officeooo:paragraph-rsid="0015a037"/>
    </style:style>
    <style:style style:name="P77" style:family="paragraph" style:parent-style-name="Heading_20_3">
      <style:text-properties officeooo:rsid="0033662a" officeooo:paragraph-rsid="0033662a"/>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93b95"/>
    </style:style>
    <style:style style:name="T2" style:family="text">
      <style:text-properties officeooo:rsid="0012555d"/>
    </style:style>
    <style:style style:name="T3" style:family="text">
      <style:text-properties fo:font-weight="bold" style:font-weight-asian="bold" style:font-weight-complex="bold"/>
    </style:style>
    <style:style style:name="T4" style:family="text">
      <style:text-properties fo:font-weight="bold" officeooo:rsid="002a0405" style:font-weight-asian="bold" style:font-weight-complex="bold"/>
    </style:style>
    <style:style style:name="T5" style:family="text">
      <style:text-properties officeooo:rsid="0019c7d4"/>
    </style:style>
    <style:style style:name="T6" style:family="text">
      <style:text-properties fo:font-weight="normal" style:font-weight-asian="normal" style:font-weight-complex="normal"/>
    </style:style>
    <style:style style:name="T7" style:family="text">
      <style:text-properties fo:font-weight="normal" officeooo:rsid="0019c7d4" style:font-weight-asian="normal" style:font-weight-complex="normal"/>
    </style:style>
    <style:style style:name="T8" style:family="text">
      <style:text-properties fo:font-weight="normal" officeooo:rsid="002a0405" style:font-weight-asian="normal" style:font-weight-complex="normal"/>
    </style:style>
    <style:style style:name="T9" style:family="text">
      <style:text-properties fo:font-weight="normal" officeooo:rsid="003679f5" style:font-weight-asian="normal" style:font-weight-complex="normal"/>
    </style:style>
    <style:style style:name="T10" style:family="text">
      <style:text-properties officeooo:rsid="001b2b2b"/>
    </style:style>
    <style:style style:name="T11" style:family="text">
      <style:text-properties officeooo:rsid="001bab32"/>
    </style:style>
    <style:style style:name="T12" style:family="text">
      <style:text-properties officeooo:rsid="001d0214"/>
    </style:style>
    <style:style style:name="T13" style:family="text">
      <style:text-properties officeooo:rsid="001fbbf3"/>
    </style:style>
    <style:style style:name="T14" style:family="text">
      <style:text-properties officeooo:rsid="0020fc1a"/>
    </style:style>
    <style:style style:name="T15" style:family="text">
      <style:text-properties officeooo:rsid="00220f66"/>
    </style:style>
    <style:style style:name="T16" style:family="text">
      <style:text-properties officeooo:rsid="0023181b"/>
    </style:style>
    <style:style style:name="T17" style:family="text">
      <style:text-properties officeooo:rsid="00245698"/>
    </style:style>
    <style:style style:name="T18" style:family="text">
      <style:text-properties officeooo:rsid="0026a8ea"/>
    </style:style>
    <style:style style:name="T19" style:family="text">
      <style:text-properties officeooo:rsid="0029dc24"/>
    </style:style>
    <style:style style:name="T20" style:family="text">
      <style:text-properties officeooo:rsid="0029e8a5"/>
    </style:style>
    <style:style style:name="T21" style:family="text">
      <style:text-properties officeooo:rsid="002a0405"/>
    </style:style>
    <style:style style:name="T22" style:family="text">
      <style:text-properties officeooo:rsid="003321d6"/>
    </style:style>
    <style:style style:name="T23" style:family="text">
      <style:text-properties officeooo:rsid="0033662a"/>
    </style:style>
    <style:style style:name="T24" style:family="text">
      <style:text-properties officeooo:rsid="003ac14d"/>
    </style:style>
    <style:style style:name="T25" style:family="text">
      <style:text-properties officeooo:rsid="003e4399"/>
    </style:style>
    <style:style style:name="T26" style:family="text">
      <style:text-properties officeooo:rsid="00466f2c"/>
    </style:style>
    <style:style style:name="T27" style:family="text">
      <style:text-properties officeooo:rsid="004a726c"/>
    </style:style>
    <style:style style:name="T28" style:family="text">
      <style:text-properties officeooo:rsid="004f1a6b"/>
    </style:style>
    <style:style style:name="T29" style:family="text">
      <style:text-properties officeooo:rsid="004f383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KEditor webguneetarako testu-editore librea, bere plugin ekosistema eta ''HTML5 audio'' pluginaren kasuaren azterketa</text:p>
      <text:p text:style-name="P21"/>
      <text:table-of-content text:style-name="Sect1" text:protected="true" text:name="Edukien aurkibidea1">
        <text:table-of-content-source text:outline-level="10">
          <text:index-title-template text:style-name="Contents_20_Heading">Edukien 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Edukien aurkibidea1_Head">
            <text:p text:style-name="Contents_20_Heading">Edukien aurkibidea</text:p>
          </text:index-title>
          <text:p text:style-name="P78"><text:a xlink:type="simple" xlink:href="#__RefHeading__240_802528123" text:style-name="Index_20_Link" text:visited-style-name="Index_20_Link">CKEditor webguneetarako testu-editore librea<text:tab/>1</text:a></text:p>
          <text:p text:style-name="P70"><text:a xlink:type="simple" xlink:href="#__RefHeading__106_802528123" text:style-name="Index_20_Link" text:visited-style-name="Index_20_Link">Zer da CKEditor?<text:tab/>1</text:a></text:p>
          <text:p text:style-name="P79"><text:a xlink:type="simple" xlink:href="#__RefHeading__242_802528123" text:style-name="Index_20_Link" text:visited-style-name="Index_20_Link">Erreferentziak<text:tab/>2</text:a></text:p>
          <text:p text:style-name="P70"><text:a xlink:type="simple" xlink:href="#__RefHeading__258_802528123" text:style-name="Index_20_Link" text:visited-style-name="Index_20_Link">FCKEditor-etik CKEditor-era<text:tab/>2</text:a></text:p>
          <text:p text:style-name="P79"><text:a xlink:type="simple" xlink:href="#__RefHeading__248_802528123" text:style-name="Index_20_Link" text:visited-style-name="Index_20_Link">Erreferentziak<text:tab/>2</text:a></text:p>
          <text:p text:style-name="P70"><text:a xlink:type="simple" xlink:href="#__RefHeading__244_802528123" text:style-name="Index_20_Link" text:visited-style-name="Index_20_Link">Lizentzia<text:tab/>2</text:a></text:p>
          <text:p text:style-name="P79"><text:a xlink:type="simple" xlink:href="#__RefHeading__246_802528123" text:style-name="Index_20_Link" text:visited-style-name="Index_20_Link">Erreferentziak<text:tab/>2</text:a></text:p>
          <text:p text:style-name="P70"><text:a xlink:type="simple" xlink:href="#__RefHeading__410_48419729" text:style-name="Index_20_Link" text:visited-style-name="Index_20_Link">Garapen eredua<text:tab/>2</text:a></text:p>
          <text:p text:style-name="P70"><text:a xlink:type="simple" xlink:href="#__RefHeading__252_802528123" text:style-name="Index_20_Link" text:visited-style-name="Index_20_Link">Negozio eredua<text:tab/>3</text:a></text:p>
          <text:p text:style-name="P79"><text:a xlink:type="simple" xlink:href="#__RefHeading__254_802528123" text:style-name="Index_20_Link" text:visited-style-name="Index_20_Link">Erreferentziak<text:tab/>4</text:a></text:p>
          <text:p text:style-name="P78"><text:a xlink:type="simple" xlink:href="#__RefHeading__112_802528123" text:style-name="Index_20_Link" text:visited-style-name="Index_20_Link">Plugin ekosistema<text:tab/>4</text:a></text:p>
          <text:p text:style-name="P70"><text:a xlink:type="simple" xlink:href="#__RefHeading__260_802528123" text:style-name="Index_20_Link" text:visited-style-name="Index_20_Link">Zer da CKEditor-eko plugin bat?<text:tab/>4</text:a></text:p>
          <text:p text:style-name="P70"><text:a xlink:type="simple" xlink:href="#__RefHeading__399_48419729" text:style-name="Index_20_Link" text:visited-style-name="Index_20_Link">CKEditor-en plugin arkitektura<text:tab/>4</text:a></text:p>
          <text:p text:style-name="P79"><text:a xlink:type="simple" xlink:href="#__RefHeading__404_48419729" text:style-name="Index_20_Link" text:visited-style-name="Index_20_Link">Erreferentziak<text:tab/>4</text:a></text:p>
          <text:p text:style-name="P70"><text:a xlink:type="simple" xlink:href="#__RefHeading__401_48419729" text:style-name="Index_20_Link" text:visited-style-name="Index_20_Link">CKEditor-en plugin bilduma<text:tab/>4</text:a></text:p>
          <text:p text:style-name="P70"><text:a xlink:type="simple" xlink:href="#__RefHeading__114_802528123" text:style-name="Index_20_Link" text:visited-style-name="Index_20_Link">Plugin aipagarriak<text:tab/>5</text:a></text:p>
          <text:p text:style-name="P79"><text:a xlink:type="simple" xlink:href="#__RefHeading__406_48419729" text:style-name="Index_20_Link" text:visited-style-name="Index_20_Link">Accessibility Checker<text:tab/>5</text:a></text:p>
          <text:p text:style-name="P79"><text:a xlink:type="simple" xlink:href="#__RefHeading__408_48419729" text:style-name="Index_20_Link" text:visited-style-name="Index_20_Link">Hilabeteko pluginak<text:tab/>5</text:a></text:p>
          <text:p text:style-name="P70"><text:a xlink:type="simple" xlink:href="#__RefHeading__1256_802528123" text:style-name="Index_20_Link" text:visited-style-name="Index_20_Link">CKBuilder<text:tab/>5</text:a></text:p>
          <text:p text:style-name="P78"><text:a xlink:type="simple" xlink:href="#__RefHeading__116_802528123" text:style-name="Index_20_Link" text:visited-style-name="Index_20_Link">HTML5 audio plugina<text:tab/>6</text:a></text:p>
          <text:p text:style-name="P79"><text:a xlink:type="simple" xlink:href="#__RefHeading__250_802528123" text:style-name="Index_20_Link" text:visited-style-name="Index_20_Link">Erreferentziak<text:tab/>6</text:a></text:p>
          <text:p text:style-name="P70"><text:a xlink:type="simple" xlink:href="#__RefHeading__118_802528123" text:style-name="Index_20_Link" text:visited-style-name="Index_20_Link">Zergatik sortu genuen plugina?<text:tab/>6</text:a></text:p>
          <text:p text:style-name="P70"><text:a xlink:type="simple" xlink:href="#__RefHeading__122_802528123" text:style-name="Index_20_Link" text:visited-style-name="Index_20_Link">Software librea<text:tab/>6</text:a></text:p>
          <text:p text:style-name="P70"><text:a xlink:type="simple" xlink:href="#__RefHeading__124_802528123" text:style-name="Index_20_Link" text:visited-style-name="Index_20_Link">Abuztuko hilabeteko plugina<text:tab/>7</text:a></text:p>
        </text:index-body>
      </text:table-of-content>
      <text:p text:style-name="P1"/>
      <text:h text:style-name="P71" text:outline-level="1"><text:bookmark-start text:name="__RefHeading__240_802528123"/>CKEditor webguneetarako testu-editore librea<text:bookmark-end text:name="__RefHeading__240_802528123"/></text:h>
      <text:h text:style-name="Heading_20_2" text:outline-level="2"><text:bookmark-start text:name="__RefHeading__106_802528123"/>Zer da CKEditor?<text:bookmark-end text:name="__RefHeading__106_802528123"/></text:h>
      <text:p text:style-name="P32"><text:a xlink:type="simple" xlink:href="http://ckeditor.com/">CKEditor</text:a> webguneetan erabiltzen den software libreko testu-editore bat da. <text:a xlink:type="simple" xlink:href="https://www.tinymce.com/">TinyMCE</text:a>rekin batera webguneetan gehien erabiltzen den testu-editoreetako bat da. <text:span text:style-name="T22">16 miloi deskarga baino gehiago izan ditu azken 13 urteetan.</text:span> Webgune baten administrazioan lan egin baduzu ia seguru CKEditor erabili duzula noizbait.</text:p>
      <text:p text:style-name="Text_20_body">CKEditorrek LibreOffice Writer edo Microsoft Word-en antzeko funtzionalitatea eskaintzen du. Webgune batean modu errazean formatu aberatseko testua txertatzeko aukera ematen du, letra-tipo eta tamaina desberdinak, letra lodia, etzana, azpimarratua... Horretaz gain edukia osatzen duten irudiak, zerrendak eta abar gehitzeko aukera ematen du.</text:p>
      <text:h text:style-name="Heading_20_3" text:outline-level="3"><text:bookmark-start text:name="__RefHeading__242_802528123"/><text:soft-page-break/>Erreferentziak<text:bookmark-end text:name="__RefHeading__242_802528123"/></text:h>
      <text:p text:style-name="P8"><text:a xlink:type="simple" xlink:href="http://ckeditor.com/">http://ckeditor.com/</text:a></text:p>
      <text:p text:style-name="P30"><text:a xlink:type="simple" xlink:href="https://en.wikipedia.org/wiki/CKEditor">https://en.wikipedia.org/wiki/CKEditor</text:a></text:p>
      <text:p text:style-name="P31"><text:a xlink:type="simple" xlink:href="https://medium.com/content-uneditable/designing-software-in-the-open-799cdf6e964f#.6xr4zyw20">https://medium.com/content-uneditable/designing-software-in-the-open-799cdf6e964f#.6xr4zyw20</text:a></text:p>
      <text:h text:style-name="P72" text:outline-level="2"><text:bookmark-start text:name="__RefHeading__258_802528123"/>FCKEditor-etik CKEditor-era<text:bookmark-end text:name="__RefHeading__258_802528123"/></text:h>
      <text:p text:style-name="P2">CKEditor izenak historia kuriosoa du. Jatorrizko izena FCKeditor zen, Frederico Caldeira Knabben sortzailearen izen-abizenen hasierako letre<text:span text:style-name="T28">n</text:span>gatik, baina gerora CKEditorrera aldatu zuten “FCK”k ingelesezko <text:span text:style-name="Emphasis">fuck</text:span> hitzaren antz handiegia zuelako.</text:p>
      <text:h text:style-name="P76" text:outline-level="3"><text:bookmark-start text:name="__RefHeading__248_802528123"/>Erreferentziak<text:bookmark-end text:name="__RefHeading__248_802528123"/></text:h>
      <text:p text:style-name="P67"><text:a xlink:type="simple" xlink:href="http://docs.cksource.com/FCKeditor_3.x/Design_and_Architecture/Rebranding">http://docs.cksource.com/FCKeditor_3.x/Design_and_Architecture/Rebranding</text:a></text:p>
      <text:p text:style-name="P68"><text:a xlink:type="simple" xlink:href="http://ckeditor.com/forums/CKEditor-3.x/Final-words-about-editor-name-change-CKEditor">http://ckeditor.com/forums/CKEditor-3.x/Final-words-about-editor-name-change-CKEditor</text:a></text:p>
      <text:h text:style-name="P73" text:outline-level="2"><text:bookmark-start text:name="__RefHeading__244_802528123"/>Lizentzia<text:bookmark-end text:name="__RefHeading__244_802528123"/></text:h>
      <text:p text:style-name="P10">CKEditor GPL, LGPL eta MPL lizentziak erabiliz banatzen da.</text:p>
      <text:h text:style-name="Heading_20_3" text:outline-level="3"><text:bookmark-start text:name="__RefHeading__246_802528123"/>Erreferentziak<text:bookmark-end text:name="__RefHeading__246_802528123"/></text:h>
      <text:p text:style-name="P10"><text:a xlink:type="simple" xlink:href="http://ckeditor.com/about/license">http://ckeditor.com/about/license</text:a></text:p>
      <text:h text:style-name="P74" text:outline-level="2"><text:bookmark-start text:name="__RefHeading__410_48419729"/>Garapen eredua<text:bookmark-end text:name="__RefHeading__410_48419729"/></text:h>
      <text:p text:style-name="P69">Hasiera hasieratik, FCKeditor zen garaitik, software librea da.</text:p>
      <text:p text:style-name="P64"><text:span text:style-name="T27">CKEditor-en 3 bertsioan </text:span><text:bookmark text:name="mainHeader"/>Open Development Effort <text:span text:style-name="T27">(ODE) proiektua hasi zuten. CKEditor-ek hartu beharreko norabidean eta ezaugarri berrien diseinuan komunitatearen iritziak kontutan hartzeko saiakera izan zen baina ezaugarri batzuk sekretuan garatu zituzten konpetentziaren beldur.</text:span></text:p>
      <text:p text:style-name="P65">Atera zituzten ondorioak:</text:p>
      <text:list xml:id="list8872885553966247211" text:style-name="L5">
        <text:list-item>
          <text:p text:style-name="P66"><text:span text:style-name="T3">Kode irekia FTW!</text:span> Kode irekia izateak merezi du. Laguntzeko eta feedback-a emateko giza instintoaz baliatu. Emaitza testatuagoa, seguruagoa eta hobeto diseinatua.</text:p>
        </text:list-item>
        <text:list-item>
          <text:p text:style-name="P66"><text:span text:style-name="T3">Irekia hasieratik</text:span><text:span text:style-name="T6">. Proiektuaren hasiera hasieratik jendearen inplikazioa bilatu. Gero eta begi gehiago hobe.</text:span></text:p>
        </text:list-item>
        <text:list-item>
          <text:p text:style-name="P66"><text:span text:style-name="T3">Guztia dokumentatu</text:span><text:span text:style-name="T6">. Zaila da erabaki zuzena hartzea. Leku publiko batean eztabaidatzeak hartutako erabakiak ulertzen laguntzen du.</text:span></text:p>
        </text:list-item>
        <text:list-item>
          <text:p text:style-name="P66"><text:span text:style-name="T3">Kalitatea helburu</text:span><text:span text:style-name="T6">. Ideiak “saltzeko” prototipoak egitea erraza da, baina arazoak agertzen hasten direnean jendea frustratzen da. Gutxiago egin baina kalitate gehiagokoa.</text:span></text:p>
        </text:list-item>
        <text:list-item>
          <text:p text:style-name="P66"><text:span text:style-name="T3">Ez arduratu konpetentziarekin</text:span><text:span text:style-name="T6">. Publiko egiten duzun informazioari konpetentziak abantaila aterako dionaren beldurra. Batzuk hala egingo dute. Berritzaile eta jarraitzaileen aldea hori da.</text:span></text:p>
        </text:list-item>
      </text:list>
      <text:p text:style-name="P38"><text:span text:style-name="T26">CKEditor-en 3 eta 4 bertsioen garapenean izandako esperientzian oinarrituta garatzen ari diren 5. </text:span><text:soft-page-break/><text:span text:style-name="T26">bertsio berrian komunitatearen parte hartzeari garrantzi berezia ematen ari dira. CKEditor 5 publikoki diseinatzen ari dira. Horretarako Github-eko proiektu baten issue-ak erabiltzen ari dira, bertan eztabaidatzen dute proiektuak hartu beharreko norabidea. Adibidez, erabiltzaile interfaze eta erabiltzaile esperientziari buruzko erabakiak (</text:span><text:a xlink:type="simple" xlink:href="https://github.com/ckeditor/ckeditor5-design/issues?q=is%3Aissue+is%3Aopen+label%3AUX"><text:span text:style-name="T26">https://github.com/ckeditor/ckeditor5-design/issues?q=is%3Aissue+is%3Aopen+label%3AUX</text:span></text:a><text:span text:style-name="T26">), garapenean ES6 moduluak erabiltzeari buruz (</text:span><text:a xlink:type="simple" xlink:href="https://github.com/ckeditor/ckeditor5-design/issues/73"><text:span text:style-name="T26">https://github.com/ckeditor/ckeditor5-design/issues/73</text:span></text:a><text:span text:style-name="T26">) eta nola ez kode estiloaz (</text:span><text:a xlink:type="simple" xlink:href="https://github.com/ckeditor/ckeditor5-design/issues?q=is%3Aissue+is%3Aopen+label%3A%22code+style%22"><text:span text:style-name="T26">https://github.com/ckeditor/ckeditor5-design/issues?q=is%3Aissue+is%3Aopen+label%3A%22code+style%22</text:span></text:a><text:span text:style-name="T26">) .</text:span></text:p>
      <text:p text:style-name="P40">Oraindik erabiltzeko moduan ez dagoen arren, erabaki horietan oinarrituta garatzen ari diren CKEditor 5 berriaren kodea ere ikusgai dago beste Github-eko beste gordailu batean.</text:p>
      <text:p text:style-name="P41">Erreferentziak</text:p>
      <text:p text:style-name="P62"><text:a xlink:type="simple" xlink:href="https://medium.com/content-uneditable/designing-software-in-the-open-799cdf6e964f#.6xr4zyw20">https://medium.com/content-uneditable/designing-software-in-the-open-799cdf6e964f#.6xr4zyw20</text:a></text:p>
      <text:p text:style-name="P63"><text:a xlink:type="simple" xlink:href="http://docs.cksource.com/FCKeditor_3.x/Design_and_Architecture/ODE">http://docs.cksource.com/FCKeditor_3.x/Design_and_Architecture/ODE</text:a></text:p>
      <text:p text:style-name="P41"><text:a xlink:type="simple" xlink:href="https://ckeditor5.github.io/">https://ckeditor5.github.io/</text:a></text:p>
      <text:p text:style-name="P41"><text:a xlink:type="simple" xlink:href="https://github.com/ckeditor/ckeditor5-design">https://github.com/ckeditor/ckeditor5-design</text:a></text:p>
      <text:p text:style-name="P41"><text:a xlink:type="simple" xlink:href="https://github.com/ckeditor/ckeditor5#readme">https://github.com/ckeditor/ckeditor5#readme</text:a></text:p>
      <text:p text:style-name="P41"/>
      <text:p text:style-name="P41"/>
      <text:h text:style-name="Heading_20_2" text:outline-level="2"><text:bookmark-start text:name="__RefHeading__252_802528123"/>Negozio eredua<text:bookmark-end text:name="__RefHeading__252_802528123"/></text:h>
      <text:p text:style-name="P12"><text:span text:style-name="T11">Beren produktu nagusia doan banatzen duten software librea den arren </text:span>erlazionaturiko zerbitzuak eskaintzen dituzte diru truk.</text:p>
      <text:list xml:id="list5281492126065304268" text:style-name="L1">
        <text:list-item>
          <text:p text:style-name="P55"><text:span text:style-name="T3">CKEditor Premium</text:span>: <text:span text:style-name="T2">J</text:span>abedun lizentzia erabiltzeko aukera ere eskaintzen dute, <text:span text:style-name="T2">ordainduta. Kasu horretan zuzeneko arreta teknikoa ere ematen dute.</text:span></text:p>
        </text:list-item>
        <text:list-item>
          <text:p text:style-name="P56"><text:span text:style-name="T3">CKFinder</text:span>: Fitxategien kudeaketarako softwarearen bertsio osoa ordainpekoa eta jabedun softwarea da. <text:span text:style-name="T12">Doako bertsioa mugatuta dago baina erabilgarria da. PHP, Java, ASP eta ASP.net-ekin egindako garapenetan integratu daiteke. Doako bertsio mugatu bat ere eskaintzen dute.</text:span></text:p>
          <text:p text:style-name="P57">Ez dago CKFinder erabili beharrik, CKEditor-ek hirugarrengoek garatutako fitxategi kudeatzaileak erabiltzeko aukera ematen du eta badira alternatiba libreak, adibidez, <text:span text:style-name="T13">elFinder.</text:span></text:p>
        </text:list-item>
        <text:list-item>
          <text:p text:style-name="P58">Arreta teknikoa:<text:span text:style-name="T6"> Zuzeneko harremana garatzaileekin norbere arazo konkretuak konpontzeko.</text:span></text:p>
        </text:list-item>
        <text:list-item>
          <text:p text:style-name="P58">Garapen pertsonalizatuak<text:span text:style-name="T6">: Pluginen garapena, pertsonalizazioa, ezaugarri berrien garapena...</text:span></text:p>
        </text:list-item>
        <text:list-item>
          <text:p text:style-name="P59">Ikuskaritza<text:span text:style-name="T6">: Proiektuak ikuskatu, gomendioak egin...</text:span></text:p>
        </text:list-item>
        <text:list-item>
          <text:p text:style-name="P60"><text:span text:style-name="T5">Formazioa:</text:span><text:span text:style-name="T7"> Bezeroaren beharretara egokitutako formazio saioak.</text:span></text:p>
        </text:list-item>
      </text:list>
      <text:h text:style-name="Heading_20_3" text:outline-level="3"><text:bookmark-start text:name="__RefHeading__254_802528123"/><text:soft-page-break/>Erreferentziak<text:bookmark-end text:name="__RefHeading__254_802528123"/></text:h>
      <text:p text:style-name="P11"><text:a xlink:type="simple" xlink:href="https://cksource.com/ckeditor">https://cksource.com/ckeditor</text:a></text:p>
      <text:p text:style-name="P13"><text:a xlink:type="simple" xlink:href="https://cksource.com/ckeditor/services"><text:span text:style-name="T10">https://cksource.com/ckeditor/services</text:span></text:a></text:p>
      <text:p text:style-name="P14"><text:a xlink:type="simple" xlink:href="http://docs.ckeditor.com/#!/guide/dev_file_browse_upload">http://docs.ckeditor.com/#!/guide/dev_file_browse_upload</text:a></text:p>
      <text:p text:style-name="P14"/>
      <text:p text:style-name="P15"><text:a xlink:type="simple" xlink:href="http://elfinder.org/">http://elfinder.org/</text:a></text:p>
      <text:p text:style-name="P17"><text:a xlink:type="simple" xlink:href="https://github.com/Studio-42/elFinder/wiki/Integration-with-CKEditor"><text:span text:style-name="T14">https://github.com/Studio-42/elFinder/wiki/Integration-with-CKEditor</text:span></text:a></text:p>
      <text:p text:style-name="P16"/>
      <text:h text:style-name="Heading_20_1" text:outline-level="1"><text:bookmark-start text:name="__RefHeading__112_802528123"/>Plugin ekosistema<text:bookmark-end text:name="__RefHeading__112_802528123"/></text:h>
      <text:h text:style-name="P75" text:outline-level="2"><text:bookmark-start text:name="__RefHeading__260_802528123"/>Zer da CKEditor-eko plugin bat?<text:bookmark-end text:name="__RefHeading__260_802528123"/></text:h>
      <text:p text:style-name="P5">Pluginek CKEditor-ri funtzionalitate gehigarriak gehitzeko aukera ematen dute, adibidez, botoi berriak gehituz. Horri esker posible da web garapenari buruzko ezagutzarik ez duten erabiltzaileek jatorrizko funtzionalitateaz gain beren beharretara egokitutako eduki konplexuak sortzea.</text:p>
      <text:h text:style-name="Heading_20_2" text:outline-level="2"><text:bookmark-start text:name="__RefHeading__399_48419729"/>CKEditor-en plugin arkitektura<text:bookmark-end text:name="__RefHeading__399_48419729"/></text:h>
      <text:p text:style-name="P18">CKEditorrek pluginetan oinarritutako arkitektura dauka. CKEditor-en oinarrian core edo nukleoa dago, bere kasa ez du ezer egiten, pluginei JavaScript-eko API bat eskaintzen die. Funtzionalitate guztiak pluginen bidez garatuta daude.</text:p>
      <text:p text:style-name="P18">Arkitektura honi esker oso erraza da norbere edo bezeroaren beharretara egokitutako pluginak garatzea.</text:p>
      <text:h text:style-name="Heading_20_3" text:outline-level="3"><text:bookmark-start text:name="__RefHeading__404_48419729"/>Erreferentziak<text:bookmark-end text:name="__RefHeading__404_48419729"/></text:h>
      <text:p text:style-name="P29"><text:a xlink:type="simple" xlink:href="http://docs.ckeditor.com/#!/guide/plugin_sdk_intro">http://docs.ckeditor.com/#!/guide/plugin_sdk_intro</text:a></text:p>
      <text:p text:style-name="P29"><text:a xlink:type="simple" xlink:href="http://docs.ckeditor.com/#!/guide/widget_sdk_intro">http://docs.ckeditor.com/#!/guide/widget_sdk_intro</text:a></text:p>
      <text:p text:style-name="P36"><text:a xlink:type="simple" xlink:href="http://docs.ckeditor.com/#!/api">http://docs.ckeditor.com/#!/api</text:a></text:p>
      <text:h text:style-name="Heading_20_2" text:outline-level="2"><text:bookmark-start text:name="__RefHeading__401_48419729"/>CKEditor-en plugin bilduma<text:bookmark-end text:name="__RefHeading__401_48419729"/></text:h>
      <text:p text:style-name="P19">CKEditor-en webgunean dagoen gehigarrien atalean 487 plugin daude: <text:a xlink:type="simple" xlink:href="http://ckeditor.com/addons/plugins/all">http://ckeditor.com/addons/plugins/all</text:a></text:p>
      <text:p text:style-name="P20">Doako pluginak eta ordainpekoak daude CKEditor-en merkatuan.</text:p>
      <text:p text:style-name="P18">Garatzailearen arabera bi plugin mota <text:span text:style-name="T15">daude baina guztiak batera daude merkatuan</text:span>:</text:p>
      <text:list xml:id="list4507060273492926743" text:style-name="L2">
        <text:list-item>
          <text:p text:style-name="P61"><text:span text:style-name="T3">CKEditor-en taldeak garatutakoak</text:span>. CKEditor-en taldeak oinarrizko funtzionalitateetarako plugin mordo bat garatu ditu.</text:p>
        </text:list-item>
        <text:list-item>
          <text:p text:style-name="P61"><text:span text:style-name="T3">Hirugarrengoek garatutakoak</text:span>. CKEditor-en inguruan sortutako komunitateak garatutako <text:soft-page-break/>pluginak.</text:p>
        </text:list-item>
      </text:list>
      <text:h text:style-name="Heading_20_2" text:outline-level="2"><text:bookmark-start text:name="__RefHeading__114_802528123"/>Plugin aipagarriak<text:bookmark-end text:name="__RefHeading__114_802528123"/></text:h>
      <text:h text:style-name="P77" text:outline-level="3"><text:bookmark-start text:name="__RefHeading__406_48419729"/>Accessibility Checker<text:bookmark-end text:name="__RefHeading__406_48419729"/></text:h>
      <text:p text:style-name="P33"><text:a xlink:type="simple" xlink:href="http://ckeditor.com/addon/a11ychecker">http://ckeditor.com/addon/a11ychecker</text:a></text:p>
      <text:p text:style-name="P34"><text:a xlink:type="simple" xlink:href="http://sdk.ckeditor.com/samples/accessibilitychecker.html">http://sdk.ckeditor.com/samples/accessibilitychecker.html</text:a></text:p>
      <text:p text:style-name="P35"><text:a xlink:type="simple" xlink:href="https://www.youtube.com/watch?v=jKDiz8elico">https://www.youtube.com/watch?v=jKDiz8elico</text:a></text:p>
      <text:p text:style-name="P35"/>
      <text:p text:style-name="P37">Zeinu matematikoen bat?</text:p>
      <text:p text:style-name="P39"><text:a xlink:type="simple" xlink:href="http://ckeditor.com/addons/search/plugins/math">http://ckeditor.com/addons/search/plugins/math</text:a></text:p>
      <text:p text:style-name="P37"><text:a xlink:type="simple" xlink:href="http://ckeditor.com/addon/mathjax">http://ckeditor.com/addon/mathjax</text:a> TeX erabiliz sartutako formulak txertatzen ditu webgunean.</text:p>
      <text:h text:style-name="Heading_20_3" text:outline-level="3"><text:bookmark-start text:name="__RefHeading__408_48419729"/>Hilabeteko pluginak<text:bookmark-end text:name="__RefHeading__408_48419729"/></text:h>
      <text:list xml:id="list4005659703415418930" text:style-name="L3">
        <text:list-item>
          <text:p text:style-name="P43"><text:span text:style-name="T4">Urtarrila</text:span><text:span text:style-name="T21">: AutoSave </text:span><text:a xlink:type="simple" xlink:href="http://ckeditor.com/addon/autosave"><text:span text:style-name="T21">http://ckeditor.com/addon/autosave</text:span></text:a></text:p>
        </text:list-item>
        <text:list-item>
          <text:p text:style-name="P44"><text:span text:style-name="T4">Otsaila</text:span><text:span text:style-name="T21">: </text:span>Leaflet Maps <text:a xlink:type="simple" xlink:href="http://ckeditor.com/addon/leaflet"><text:span text:style-name="T25">http://ckeditor.com/addon/leaflet</text:span></text:a></text:p>
        </text:list-item>
        <text:list-item>
          <text:p text:style-name="P45"><text:span text:style-name="T4">Martxoa</text:span><text:span text:style-name="T21">: Quicktable </text:span><text:a xlink:type="simple" xlink:href="http://ckeditor.com/addon/quicktable"><text:span text:style-name="T21">http://ckeditor.com/addon/quicktable</text:span></text:a></text:p>
        </text:list-item>
        <text:list-item>
          <text:p text:style-name="P46"><text:span text:style-name="T4">Apirila</text:span><text:span text:style-name="T21">: </text:span>Word Count &amp; Char Count <text:a xlink:type="simple" xlink:href="http://ckeditor.com/addon/wordcount"><text:span text:style-name="T24">http://ckeditor.com/addon/wordcount</text:span></text:a></text:p>
        </text:list-item>
        <text:list-item>
          <text:p text:style-name="P47"><text:span text:style-name="T4">Maiatza</text:span><text:span text:style-name="T21">: LoopIndex Track Changes </text:span><text:a xlink:type="simple" xlink:href="http://ckeditor.com/addon/lite"><text:span text:style-name="T21">http://ckeditor.com/addon/lite</text:span></text:a></text:p>
        </text:list-item>
        <text:list-item>
          <text:p text:style-name="P48"><text:span text:style-name="T4">Ekaina</text:span><text:span text:style-name="T21">: </text:span>Accessibility Checker <text:a xlink:type="simple" xlink:href="http://ckeditor.com/addon/a11ychecker"><text:span text:style-name="T23">http://ckeditor.com/addon/a11ychecker</text:span></text:a></text:p>
        </text:list-item>
        <text:list-item>
          <text:p text:style-name="P49"><text:span text:style-name="T4">Uztaila</text:span><text:span text:style-name="T21">: Bootstrap Glyphicon </text:span><text:a xlink:type="simple" xlink:href="http://ckeditor.com/addon/glyphicons"><text:span text:style-name="T21">http://ckeditor.com/addon/glyphicons</text:span></text:a></text:p>
        </text:list-item>
        <text:list-item>
          <text:p text:style-name="P50"><text:span text:style-name="T4">Abuztua</text:span><text:span text:style-name="T21">: HTML5 audio </text:span><text:a xlink:type="simple" xlink:href="http://ckeditor.com/addon/html5audio"><text:span text:style-name="T21">http://ckeditor.com/addon/html5audio</text:span></text:a></text:p>
        </text:list-item>
        <text:list-item>
          <text:p text:style-name="P52"><text:span text:style-name="T21">Iraila</text:span><text:span text:style-name="T8">: </text:span><text:span text:style-name="T9">Code Editor </text:span><text:a xlink:type="simple" xlink:href="http://ckeditor.com/addon/pbckcode"><text:span text:style-name="T9">http://ckeditor.com/addon/pbckcode</text:span></text:a></text:p>
        </text:list-item>
        <text:list-item>
          <text:p text:style-name="P51"><text:span text:style-name="T4">Urria</text:span><text:span text:style-name="T21">: </text:span><text:span text:style-name="T8">Chart</text:span><text:span text:style-name="T21"> </text:span><text:a xlink:type="simple" xlink:href="http://ckeditor.com/addon/chart"><text:span text:style-name="T21">http://ckeditor.com/addon/chart</text:span></text:a></text:p>
        </text:list-item>
        <text:list-item>
          <text:p text:style-name="P53"><text:span text:style-name="T3">Azaroa</text:span>: Ez dago</text:p>
        </text:list-item>
      </text:list>
      <text:h text:style-name="Heading_20_2" text:outline-level="2"><text:bookmark-start text:name="__RefHeading__1256_802528123"/>CKBuilder<text:bookmark-end text:name="__RefHeading__1256_802528123"/></text:h>
      <text:p text:style-name="P3"><text:span text:style-name="T16">CKBuilder (</text:span><text:a xlink:type="simple" xlink:href="http://ckeditor.com/builder">http://ckeditor.com/builder</text:a><text:span text:style-name="T16">) norbere beharretara egokitutako CKEditor editorea sortu eta deskargatzeko tresna da.</text:span></text:p>
      <text:p text:style-name="P4">3 bilduma daude bertan:</text:p>
      <text:list xml:id="list6000149624510782447" text:style-name="L4">
        <text:list-item>
          <text:p text:style-name="P54"><text:span text:style-name="T3">Oinarrizkoa</text:span>: Oinarri-oinarrizko funtzionalitatea biltzen duten 17 plugin daude aukera honetan.</text:p>
        </text:list-item>
        <text:list-item>
          <text:p text:style-name="P54"><text:span text:style-name="T3">Estandarra</text:span>: Tresna erabilienak biltzen ditu. 48 plugin.</text:p>
        </text:list-item>
        <text:list-item>
          <text:p text:style-name="P54"><text:span text:style-name="T3">Osoa</text:span>: 72 plugin</text:p>
        </text:list-item>
      </text:list>
      <text:p text:style-name="P4">Bilduma horietan CKEditor-en taldeak sortutako pluginak bakarrik daude, baina abiapuntu bezala bildumetako bat hartu ondoren posible da norbere beharretara egokitzea hirugarrenek garatutako pluginak gehituz edo bildumak dauden pluginetako batzuk kenduz.</text:p>
      <text:p text:style-name="P4"/>
      <text:p text:style-name="P4">CKEditor-en itxura desberdinen artean bat hautatzeko aukera ere ematen du CKBuilder-ek. Itxuretan ere CKEditor-en taldeak garatutakoak eta komunitateak egindakoak daude.</text:p>
      <text:p text:style-name="P4"/>
      <text:p text:style-name="P4">CKBuilder erabiltzea gomendatzen dizuet. Posible da CKEditor-en pluginak banan bana gehitzea baina lan neketsua izan daiteke, plugin gehienek beste pluginak behar baitituzte funtzionatzeko. Pluginen mendekotasunak ondo dokumentatuta daude baina guztiak eskuz instalatzea oso <text:soft-page-break/>gogaikarria da.</text:p>
      <text:p text:style-name="P3"/>
      <text:h text:style-name="Heading_20_1" text:outline-level="1"><text:bookmark-start text:name="__RefHeading__116_802528123"/>HTML5 audio plugina<text:bookmark-end text:name="__RefHeading__116_802528123"/></text:h>
      <text:p text:style-name="Text_20_body">ARGIAko lankideek <text:a xlink:type="simple" xlink:href="http://www.argia.eus/">argia.eus</text:a> webgunean modu erraz batean lizentzia libredun irratien irratsaioak txertatzeko aukera eduki nahi zutela adierazi zidaten. CKEditorren gehigarrien artean beharrezko funtzionalitea eskaintzen zuen pluginik ez zegoela ikusita garapen propio bat egitea erabaki genuen.</text:p>
      <text:p text:style-name="Text_20_body">Garapen eta proba fasea igaro ondoren ARGIAren administrazioan txertatu nuen. Kazetariek ondo hartu zuten berritasuna eta geroztik maiz txertatzen dituzte Arrosa Sarea, Hala Bedi, Euskalerria irratia eta abarren audioak.</text:p>
      <text:p text:style-name="Text_20_body">Plugin honekin oso erraz txertatu daitezke HTML5 audioak webguneetan. Kurtsorea audioa txertatu nahi den lekuan kokatu eta CKEditor-en tresna barrako bozgorailu itxurako botoian klikatzean leiho bat irekitzen da. Bertan erabili nahi dugun audioaren URLa sartu daiteke edo audio fitxategi berri bat kargatu zerbitzarira. Ondoren, Ados botoia sakatzea nahikoa da prestatzen ari garen web edukian audio erreproduzitzaile bat txertatzeko.</text:p>
      <text:p text:style-name="Text_20_body">Audio erreproduzitzaile hori ezkerrean, eskuinean edo erdian lerrokatu daiteke.</text:p>
      <text:h text:style-name="Heading_20_3" text:outline-level="3"><text:bookmark-start text:name="__RefHeading__250_802528123"/>Erreferentziak<text:bookmark-end text:name="__RefHeading__250_802528123"/></text:h>
      <text:p text:style-name="P9"><text:a xlink:type="simple" xlink:href="http://ckeditor.com/addon/html5audio">http://ckeditor.com/addon/html5audio</text:a></text:p>
      <text:p text:style-name="P7"><text:a xlink:type="simple" xlink:href="http://www.iametza.eus/euskara/bloga/ckeditor-eko-gure-html5-audio-pluginak-2500-deskarga-baino-gehiago">http://www.iametza.eus/euskara/bloga/ckeditor-eko-gure-html5-audio-pluginak-2500-deskarga-</text:a><text:a xlink:type="simple" xlink:href="http://www.iametza.eus/euskara/bloga/ckeditor-eko-gure-html5-audio-pluginak-2500-deskarga-baino-gehiago">baino-gehiago</text:a></text:p>
      <text:p text:style-name="P7"><text:a xlink:type="simple" xlink:href="http://www.iametza.eus/euskara/bloga/gure-html5-audio-plugina-ckeditor-en-abuztuko-hilabeteko-plugin-bezala-nabarmendu-dute">http://www.iametza.eus/euskara/bloga/gure-html5-audio-plugina-ckeditor-en-abuztuko-hilabeteko-plugin-bezala-nabarmendu-dute</text:a></text:p>
      <text:h text:style-name="Heading_20_2" text:outline-level="2"><text:bookmark-start text:name="__RefHeading__118_802528123"/>Zergatik sortu genuen plugina?<text:bookmark-end text:name="__RefHeading__118_802528123"/></text:h>
      <text:p text:style-name="Text_20_body">CKEditorren HTML5 audioak txertatzeko funtzionalitatean hutsune nabaria zegoela eta gure proiektuetan CKEditor asko erabiltzen dugula kontutan izanda komunitateari ekarpen bat egiteko asmoz gure plugina CKEditorren gehigarrien webgunean argitaratu eta software libre bezala askatzea erabaki genuen. CKEditor.com webguneko gehigarrien orrian aurki dezakezue: <text:a xlink:type="simple" xlink:href="http://ckeditor.com/addon/html5audio">http://ckeditor.com/addon/html5audio</text:a></text:p>
      <text:p text:style-name="P18">Negozio eredua</text:p>
      <text:p text:style-name="P6">Interesa duen edonork erabil dezake bere webgunean, doan.</text:p>
      <text:h text:style-name="Heading_20_2" text:outline-level="2"><text:bookmark-start text:name="__RefHeading__122_802528123"/>Software librea<text:bookmark-end text:name="__RefHeading__122_802528123"/></text:h>
      <text:p text:style-name="P6">Software librea denez nahi duenak eskubidea du kodea aztertu, bere beharretara egokitzeko aldaketak egin eta aldaketa horiek dituen plugin berri hori banatzeko. Baldintza bakarra GNU GPLv3 lizentzia erabiltzen jarraitzea da.</text:p>
      <text:p text:style-name="Text_20_body">Argitaratu genuen egunean bertan ezusteko atsegin bat izan genuen, CKEditorren komunitateko partaide batek errusierara itzuli baitzuen gure plugina. Software libreak ematen dituen poz txiki-<text:soft-page-break/>handi horietako bat. Geroztik ukranierara, <text:span text:style-name="T29">alemanera</text:span> <text:span text:style-name="T20">eta frantsesera</text:span> ere itzuli du<text:span text:style-name="T20">te</text:span> erabiltzaile bat<text:span text:style-name="T20">zu</text:span>ek. Une honetan euskaraz, <text:span text:style-name="T20">frantsesez, </text:span>gazteleraz, ingelesez, errusieraz eta ukranieraz erabil daiteke.</text:p>
      <text:h text:style-name="Heading_20_2" text:outline-level="2"><text:bookmark-start text:name="__RefHeading__124_802528123"/>Abuztuko <text:span text:style-name="T1">hilabeteko </text:span>plugina<text:bookmark-end text:name="__RefHeading__124_802528123"/></text:h>
      <text:p text:style-name="P27">CKEditor-ek pluginetan oinarritutako arkitektura duenez pluginak bereziki garrantzitsuak dira, horien bidez gehitzen baitzaizkio funtzionalitate berriak CKEditor-i. Garrantzia hori kontutan izanda, 2016ko urtarrilean hasi ziren hilabetero plugin bat '<text:span text:style-name="Emphasis">Plugin of the month</text:span>' bezala nabarmentzen. </text:p>
      <text:p text:style-name="P28"><text:a xlink:type="simple" xlink:href="http://ckeditor.com/blog/Add-on-of-the-Month">http://ckeditor.com/blog/Add-on-of-the-Month</text:a></text:p>
      <text:p text:style-name="P27">Abuztuan gure HTML5 audio plugina aukeratu izanak pozez bete g<text:span text:style-name="T1">intuen</text:span>!</text:p>
      <text:p text:style-name="Text_20_body"><text:span text:style-name="T17">2016ko abuztuan h</text:span>ilabete osoan gure '<text:a xlink:type="simple" xlink:href="http://ckeditor.com/addon/html5audio"><text:span text:style-name="Emphasis">Simple HTML5 audio</text:span></text:a>' plugina <text:a xlink:type="simple" xlink:href="http://ckeditor.com/addons/plugins/all">CKEditor-en pluginen orrian</text:a> leku nabarmenean agertu <text:span text:style-name="T1">zen pluginen orrian.</text:span></text:p>
      <text:p text:style-name="P26">Iragarpena CKEditor-en blogean:</text:p>
      <text:p text:style-name="P26"><text:a xlink:type="simple" xlink:href="http://ckeditor.com/blog/CKEditor-Biweekly-for-September-12-2016">http://ckeditor.com/blog/CKEditor-Biweekly-for-September-12-2016</text:a></text:p>
      <text:p text:style-name="P24">Abuztuko plugin bezala aukeratu izana iragartzeko txioa:</text:p>
      <text:p text:style-name="P24"><text:a xlink:type="simple" xlink:href="https://twitter.com/ckeditor/status/760084056944107520">https://twitter.com/ckeditor/status/760084056944107520</text:a></text:p>
      <text:p text:style-name="P22">Ilusio berezia egin zidan <text:span text:style-name="T18">CKEditor-en Twitter-eko kontutik euskarazko txio bat bertxiotu izanak:</text:span></text:p>
      <text:p text:style-name="P23"><text:a xlink:type="simple" xlink:href="https://twitter.com/iametza/status/760397725514997760">https://twitter.com/iametza/status/760397725514997760</text:a></text:p>
      <text:p text:style-name="P22">Zin dagit <text:span text:style-name="T19">hauei</text:span> ez geni<text:span text:style-name="T19">e</text:span>la ordaindu:</text:p>
      <text:p text:style-name="P22"><text:a xlink:type="simple" xlink:href="https://twitter.com/cmg/status/776791781186887680">https://twitter.com/cmg/status/776791781186887680</text:a></text:p>
      <text:p text:style-name="P25"><text:a xlink:type="simple" xlink:href="https://twitter.com/smartcorestudio/status/760355585028161536">https://twitter.com/smartcorestudio/status/76035558502816153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ier Sarasola</meta:initial-creator>
    <meta:creation-date>2016-11-08T09:11:06.228154106</meta:creation-date>
    <dc:date>2016-11-14T17:14:31.816652194</dc:date>
    <dc:creator>Asier Sarasola</dc:creator>
    <meta:editing-duration>PT13H40M15S</meta:editing-duration>
    <meta:editing-cycles>69</meta:editing-cycles>
    <meta:generator>LibreOffice/4.2.8.2$Linux_X86_64 LibreOffice_project/420m0$Build-2</meta:generator>
    <meta:document-statistic meta:table-count="0" meta:image-count="0" meta:object-count="0" meta:page-count="7" meta:paragraph-count="150" meta:word-count="1312" meta:character-count="12546" meta:non-whitespace-character-count="11411"/>
  </office:meta>
</office:document-meta>
</file>